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Letter from the Editors</text:span></text:h>
      <text:p text:style-name="Text_20_body"><text:span text:style-name="Emphasis">“There is an appointed time for everything… a time for every activity under the heavens.” – Ecclesiastes 3:1</text:span></text:p>
      <text:p text:style-name="Text_20_body">Welcome, dear reader! The frantic rush of the old world is a fading memory. Now, we have the priceless gift of time. But a common question arises: <text:span text:style-name="Emphasis">“With forever ahead of me, how should I spend my day?”</text:span></text:p>
      <text:p text:style-name="Text_20_body">This magazine isn’t about rigid schedules. It’s about discovering a <text:span text:style-name="Strong_20_Emphasis">rhythm</text:span>—a balanced, joyful flow between rewarding work, heartfelt relationships, and spiritual discovery. The key is to be <text:span text:style-name="Strong_20_Emphasis">diligent in purpose, yet flexible in plan</text:span>, always ready to pivot to what brings joy and praise to our Grand Creator, Jehovah.</text:p>
      <text:p text:style-name="Horizontal_20_Line"/>
      <text:h text:style-name="Heading_20_3" text:outline-level="3"><text:span text:style-name="Strong_20_Emphasis">Feature Article: The Pivot Principle—Why Flexibility is Divine</text:span></text:h>
      <text:p text:style-name="Text_20_body">We often think of diligence as sticking to a single task without distraction. But in Paradise, diligence means being fully committed to <text:span text:style-name="Strong_20_Emphasis">Jehovah’s will for each moment</text:span>. This requires a flexible, responsive heart.</text:p>
      <text:p text:style-name="Text_20_body"><text:span text:style-name="Strong_20_Emphasis">Scriptural Foundation:</text:span></text:p>
      <text:list text:style-name="L1">
        <text:list-item>
          <text:p text:style-name="P1"><text:span text:style-name="Strong_20_Emphasis">The Example of Jesus:</text:span> His ministry was a masterclass in the pivot. He could be preaching to a crowd (Luke 5:3), then pivot to heal one individual (Luke 5:12-13), and then pivot to solitary prayer (Luke 5:16). His focus wasn’t on completing a checklist, but on perfectly reflecting his Father’s love in every situation.</text:p>
        </text:list-item>
        <text:list-item>
          <text:p text:style-name="P1"><text:span text:style-name="Strong_20_Emphasis">Be “Wise in Your Plans”:</text:span> Proverbs 16:9 reminds us: “The heart of man may think out his way, but Jehovah directs his steps.” We can make joyful plans to build a home or cultivate a garden, but we must hold those plans loosely, allowing Jehovah to direct our steps toward a neighbor in need, a curious animal, or a sudden opportunity to learn.</text:p>
        </text:list-item>
      </text:list>
      <text:p text:style-name="Text_20_body"><text:span text:style-name="Strong_20_Emphasis">Practical Application: The "Three-Basket" Approach</text:span></text:p>
      <text:p text:style-name="Text_20_body">Instead of a to-do list, try organizing your intentions into three flexible baskets:</text:p>
      <text:list text:style-name="L2">
        <text:list-item>
          <text:p text:style-name="P2"><text:span text:style-name="Strong_20_Emphasis">The Diligence Basket:</text:span> Tasks that require focused attention.</text:p>
          <text:list>
            <text:list-item>
              <text:p text:style-name="P2"><text:span text:style-name="Emphasis">Example:</text:span> Learning a complex building technique, composing a new song, mastering a new language.</text:p>
            </text:list-item>
            <text:list-item>
              <text:p text:style-name="P2"><text:span text:style-name="Emphasis">Mindset:</text:span> “I will give this my full attention for a peaceful period, but I won’t let frustration set in. I can pause and return.”</text:p>
            </text:list-item>
          </text:list>
        </text:list-item>
        <text:list-item>
          <text:p text:style-name="P2"><text:span text:style-name="Strong_20_Emphasis">The Joy Basket:</text:span> Activities that refresh the spirit and build community.</text:p>
          <text:list>
            <text:list-item>
              <text:p text:style-name="P2"><text:span text:style-name="Emphasis">Example:</text:span> Exploring a new forest, swimming in a pristine river, sharing a meal with friends, playing music with others.</text:p>
            </text:list-item>
            <text:list-item>
              <text:p text:style-name="P2"><text:soft-page-break/><text:span text:style-name="Emphasis">Mindset:</text:span> “These are not rewards for finishing ‘work’; they are essential components of a balanced life.”</text:p>
            </text:list-item>
          </text:list>
        </text:list-item>
        <text:list-item>
          <text:p text:style-name="P2"><text:span text:style-name="Strong_20_Emphasis">The Pivot Basket:</text:span> The open space for divine direction.</text:p>
          <text:list>
            <text:list-item>
              <text:p text:style-name="P2"><text:span text:style-name="Emphasis">Example:</text:span> You’re working on your garden when a child runs up to show you a fascinating insect. You pivot. You’re about to go for a hike when a neighbor asks for help moving a stone for their project. You pivot.</text:p>
            </text:list-item>
            <text:list-item>
              <text:p text:style-name="P2"><text:span text:style-name="Emphasis">Mindset:</text:span> “Helping others <text:span text:style-name="Emphasis">is</text:span> a primary use of my time. Interruptions are often invitations from Jehovah to share love.”</text:p>
            </text:list-item>
          </text:list>
        </text:list-item>
      </text:list>
      <text:p text:style-name="Horizontal_20_Line"/>
      <text:h text:style-name="Heading_20_3" text:outline-level="3"><text:span text:style-name="Strong_20_Emphasis">Reader's Corner: "A Day in My Life"</text:span></text:h>
      <text:p text:style-name="Text_20_body"><text:span text:style-name="Emphasis">We asked a few residents to share their loosely structured days.</text:span></text:p>
      <text:p text:style-name="Text_20_body"><text:span text:style-name="Strong_20_Emphasis">Elara, Habitat Designer:</text:span></text:p>
      <text:list text:style-name="L3">
        <text:list-item>
          <text:p text:style-name="P3"><text:span text:style-name="Strong_20_Emphasis">Morning (Diligence):</text:span> “I spent a few hours sketching designs for a new avian sanctuary, focusing on the structural calculations.”</text:p>
        </text:list-item>
        <text:list-item>
          <text:p text:style-name="P3"><text:span text:style-name="Strong_20_Emphasis">Mid-day (Pivot):</text:span> “I saw a group struggling to move a fallen log from a path. I joined them—it became a fun, collaborative effort!”</text:p>
        </text:list-item>
        <text:list-item>
          <text:p text:style-name="P3"><text:span text:style-name="Strong_20_Emphasis">Afternoon (Joy):</text:span> “I went for a swim and then visited a friend who is a master potter. I ended up learning how to throw a simple pot!”</text:p>
        </text:list-item>
        <text:list-item>
          <text:p text:style-name="P3"><text:span text:style-name="Strong_20_Emphasis">Reflection:</text:span> “Nothing went ‘as planned,’ and everything was perfect. The satisfaction came from being useful and connected.”</text:p>
        </text:list-item>
      </text:list>
      <text:p text:style-name="Text_20_body"><text:span text:style-name="Strong_20_Emphasis">Kael, Botanical Explorer:</text:span></text:p>
      <text:list text:style-name="L4">
        <text:list-item>
          <text:p text:style-name="P4"><text:span text:style-name="Strong_20_Emphasis">His Philosophy:</text:span> “My plan is to have no plan, only direction. I head out to catalog new flora. If I meet someone, I learn from them. If I find a breathtaking view, I stop and compose a song of praise. Diligence is in my purpose—exploring Jehovah’s creation—not in my itinerary.”</text:p>
        </text:list-item>
      </text:list>
      <text:p text:style-name="Horizontal_20_Line"/>
      <text:h text:style-name="Heading_20_3" text:outline-level="3"><text:span text:style-name="Strong_20_Emphasis">Spiritual Sustenance: The Ultimate Time Management Tip</text:span></text:h>
      <text:p text:style-name="Text_20_body">“Go on carrying the burdens of one another, and in this way you will fulfill the law of the Christ.” – Galatians 6:2</text:p>
      <text:p text:style-name="Text_20_body">The most fulfilling “pivot” you can make is always toward a fellow human (or animal!) in need. In the old world, we were too busy. Now, we have the time to truly live this scripture. Carrying each other’s burdens—whether it’s helping with a project, listening to a story, or simply sharing a quiet moment—is the highest and best use of Paradise time.</text:p>
      <text:p text:style-name="Text_20_body"><text:soft-page-break/><text:span text:style-name="Strong_20_Emphasis">Final Thought:</text:span> Don’t fear a day without a plan. Embrace it. Your diligence gives your time purpose. Your flexibility allows Jehovah to fill it with meaning. In this balance, you will find a depth of satisfaction you never thought possible.</text:p>
      <text:p text:style-name="Horizontal_20_Lin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8T12:42:06.344168100</meta:creation-date>
    <dc:date>2025-10-18T12:42:23.857012200</dc:date>
    <meta:editing-duration>PT17S</meta:editing-duration>
    <meta:editing-cycles>1</meta:editing-cycles>
    <meta:document-statistic meta:table-count="0" meta:image-count="0" meta:object-count="0" meta:page-count="3" meta:paragraph-count="33" meta:word-count="760" meta:character-count="4408" meta:non-whitespace-character-count="3702"/>
    <meta:generator>LibreOffice/25.2.5.2$Windows_X86_64 LibreOffice_project/03d19516eb2e1dd5d4ccd751a0d6f35f35e08022</meta:generator>
  </office:meta>
</office:document-meta>
</file>